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d0438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text-properties officeooo:paragraph-rsid="001d0438"/>
    </style:style>
    <style:style style:name="P4" style:family="paragraph" style:parent-style-name="Preformatted_20_Text">
      <style:text-properties officeooo:paragraph-rsid="001d434f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d0438"/>
    </style:style>
    <style:style style:name="T2" style:family="text">
      <style:text-properties officeooo:rsid="001d434f"/>
    </style:style>
    <style:style style:name="T3" style:family="text">
      <style:text-properties officeooo:rsid="001e6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After making repo and mkdir cd in it and put these commands.</text:span></text:span></text:p>
      <text:p text:style-name="P1"><text:span text:style-name="Source_20_Text"/></text:p>
      <text:p text:style-name="P4"><text:span text:style-name="Source_20_Text">error: src refspec master does not match any.</text:span></text:p>
      <text:p text:style-name="P4"><text:span text:style-name="Source_20_Text"/></text:p>
      <text:p text:style-name="Preformatted_20_Text"><text:span text:style-name="Source_20_Text">git add .</text:span></text:p>
      <text:p text:style-name="Preformatted_20_Text"><text:span text:style-name="Source_20_Text">git commit -m 'reinitialized files'</text:span></text:p>
      <text:p text:style-name="P2"><text:span text:style-name="Source_20_Text">git push origin master --force <text:s/># &lt;- caution, --force can delete others work.</text:span></text:p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08:36:54.822679242</meta:creation-date>
    <dc:date>2019-02-24T08:42:18.246558496</dc:date>
    <meta:editing-duration>PT1M4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43" meta:character-count="226" meta:non-whitespace-character-count="189"/>
  </office:meta>
</office:document-meta>
</file>